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</office:font-face-decls>
  <office:automatic-styles>
    <style:style style:name="Tabela1" style:family="table">
      <style:table-properties style:width="7.303cm" fo:margin-left="0.326cm" fo:margin-top="0cm" fo:margin-bottom="0cm" table:align="left" style:writing-mode="page"/>
    </style:style>
    <style:style style:name="Tabela1.A" style:family="table-column">
      <style:table-column-properties style:column-width="2.258cm"/>
    </style:style>
    <style:style style:name="Tabela1.B" style:family="table-column">
      <style:table-column-properties style:column-width="3.455cm"/>
    </style:style>
    <style:style style:name="Tabela1.C" style:family="table-column">
      <style:table-column-properties style:column-width="1.589cm"/>
    </style:style>
    <style:style style:name="Tabela1.1" style:family="table-row">
      <style:table-row-properties style:min-row-height="0.635cm"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/>
    </style:style>
    <style:style style:name="Tabela1.2" style:family="table-row">
      <style:table-row-properties style:min-row-height="0.811cm" fo:keep-together="auto"/>
    </style:style>
    <style:style style:name="Tabela1.3" style:family="table-row">
      <style:table-row-properties style:min-row-height="0.917cm" fo:keep-together="auto"/>
    </style:style>
    <style:style style:name="Tabela1.4" style:family="table-row">
      <style:table-row-properties style:min-row-height="0.882cm" fo:keep-together="auto"/>
    </style:style>
    <style:style style:name="P1" style:family="paragraph" style:parent-style-name="Standard" style:master-page-name="Standard">
      <style:paragraph-properties fo:margin-top="0cm" fo:margin-bottom="0cm" style:contextual-spacing="false" fo:line-height="93%" fo:text-align="justify" style:justify-single-word="false" fo:text-indent="0.035cm" style:auto-text-indent="false" style:page-number="auto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SimSun" fo:font-size="10.5pt" style:font-name-asian="SimSun1" style:font-size-asian="10.5pt"/>
    </style:style>
    <style:style style:name="P3" style:family="paragraph" style:parent-style-name="Standard">
      <style:paragraph-properties fo:margin-top="0cm" fo:margin-bottom="0cm" style:contextual-spacing="false" fo:line-height="76%" fo:text-align="justify" style:justify-single-word="false" fo:text-indent="0cm" style:auto-text-indent="false"/>
      <style:text-properties fo:color="#000000" loext:opacity="100%" style:font-name="SimSun" fo:font-size="6pt" style:font-name-asian="SimSun1" style:font-size-asian="6pt"/>
    </style:style>
    <style:style style:name="P4" style:family="paragraph" style:parent-style-name="Standard">
      <style:paragraph-properties fo:margin-top="0cm" fo:margin-bottom="0cm" style:contextual-spacing="false" fo:line-height="109%" fo:text-align="justify" style:justify-single-word="false" fo:text-indent="0.035cm" style:auto-text-indent="false"/>
    </style:style>
    <style:style style:name="P5" style:family="paragraph" style:parent-style-name="Standard">
      <style:paragraph-properties fo:margin-left="1.094cm" fo:margin-right="0.917cm" fo:margin-top="0cm" fo:margin-bottom="0cm" style:contextual-spacing="false" fo:line-height="109%" fo:text-align="justify" style:justify-single-word="false" fo:text-indent="0cm" style:auto-text-indent="false"/>
    </style:style>
    <style:style style:name="P6" style:family="paragraph" style:parent-style-name="Standard">
      <style:paragraph-properties fo:margin-top="0.466cm" fo:margin-bottom="0cm" style:contextual-spacing="false" fo:line-height="109%" fo:text-align="justify" style:justify-single-word="false" fo:text-indent="0.741cm" style:auto-text-indent="false"/>
    </style:style>
    <style:style style:name="P7" style:family="paragraph" style:parent-style-name="Standard">
      <style:paragraph-properties fo:margin-top="0.429cm" fo:margin-bottom="0cm" style:contextual-spacing="false" fo:line-height="109%" fo:text-align="justify" style:justify-single-word="false" fo:text-indent="0.741cm" style:auto-text-indent="false"/>
    </style:style>
    <style:style style:name="P8" style:family="paragraph" style:parent-style-name="Standard">
      <style:paragraph-properties fo:margin-top="0.15cm" fo:margin-bottom="0cm" style:contextual-spacing="false" fo:line-height="109%" fo:text-align="justify" style:justify-single-word="false" fo:text-indent="0.176cm" style:auto-text-indent="false"/>
    </style:style>
    <style:style style:name="P9" style:family="paragraph" style:parent-style-name="Standard">
      <style:paragraph-properties fo:margin-top="0.168cm" fo:margin-bottom="0cm" style:contextual-spacing="false" fo:line-height="109%" fo:text-align="justify" style:justify-single-word="false" fo:text-indent="0.176cm" style:auto-text-indent="false"/>
    </style:style>
    <style:style style:name="P10" style:family="paragraph" style:parent-style-name="Standard">
      <style:paragraph-properties fo:margin-top="0.123cm" fo:margin-bottom="0cm" style:contextual-spacing="false" fo:line-height="109%" fo:text-align="justify" style:justify-single-word="false" fo:text-indent="0.176cm" style:auto-text-indent="false"/>
    </style:style>
    <style:style style:name="P11" style:family="paragraph" style:parent-style-name="Standard">
      <style:paragraph-properties fo:margin-top="0.102cm" fo:margin-bottom="0cm" style:contextual-spacing="false" fo:line-height="109%" fo:text-align="justify" style:justify-single-word="false" fo:text-indent="0.176cm" style:auto-text-indent="false"/>
    </style:style>
    <style:style style:name="P12" style:family="paragraph" style:parent-style-name="Standard">
      <style:paragraph-properties fo:margin-top="0.051cm" fo:margin-bottom="0cm" style:contextual-spacing="false" fo:line-height="109%" fo:text-align="justify" style:justify-single-word="false" fo:text-indent="0.353cm" style:auto-text-indent="false"/>
    </style:style>
    <style:style style:name="P13" style:family="paragraph" style:parent-style-name="Standard">
      <style:paragraph-properties fo:margin-top="0.146cm" fo:margin-bottom="0cm" style:contextual-spacing="false" fo:line-height="109%" fo:text-align="justify" style:justify-single-word="false" fo:text-indent="0.353cm" style:auto-text-indent="false"/>
    </style:style>
    <style:style style:name="P14" style:family="paragraph" style:parent-style-name="Standard">
      <style:paragraph-properties fo:margin-top="0.088cm" fo:margin-bottom="0cm" style:contextual-spacing="false" fo:line-height="109%" fo:text-align="justify" style:justify-single-word="false" fo:text-indent="0.353cm" style:auto-text-indent="false"/>
    </style:style>
    <style:style style:name="P15" style:family="paragraph" style:parent-style-name="Standard">
      <style:paragraph-properties fo:margin-top="0.067cm" fo:margin-bottom="0cm" style:contextual-spacing="false" fo:line-height="109%" fo:text-align="justify" style:justify-single-word="false" fo:text-indent="0.353cm" style:auto-text-indent="false"/>
    </style:style>
    <style:style style:name="P16" style:family="paragraph" style:parent-style-name="Standard">
      <style:paragraph-properties fo:margin-top="0.168cm" fo:margin-bottom="0cm" style:contextual-spacing="false" fo:line-height="109%" fo:text-align="justify" style:justify-single-word="false" fo:text-indent="0.318cm" style:auto-text-indent="false"/>
    </style:style>
    <style:style style:name="P17" style:family="paragraph" style:parent-style-name="Standard">
      <style:paragraph-properties fo:margin-top="0.09cm" fo:margin-bottom="0cm" style:contextual-spacing="false" fo:line-height="109%" fo:text-align="justify" style:justify-single-word="false" fo:text-indent="0.6cm" style:auto-text-indent="false"/>
    </style:style>
    <style:style style:name="P18" style:family="paragraph" style:parent-style-name="Standard">
      <style:paragraph-properties fo:margin-top="0.466cm" fo:margin-bottom="0cm" style:contextual-spacing="false" fo:line-height="109%" fo:text-align="justify" style:justify-single-word="false" fo:text-indent="0.741cm" style:auto-text-indent="false"/>
      <style:text-properties officeooo:paragraph-rsid="000f3c8e"/>
    </style:style>
    <style:style style:name="P19" style:family="paragraph" style:parent-style-name="Standard">
      <style:paragraph-properties fo:margin-top="0.051cm" fo:margin-bottom="0cm" style:contextual-spacing="false" fo:line-height="109%" fo:text-align="center" style:justify-single-word="false"/>
    </style:style>
    <style:style style:name="P20" style:family="paragraph" style:parent-style-name="Standard">
      <style:paragraph-properties fo:margin-top="0.168cm" fo:margin-bottom="0cm" style:contextual-spacing="false" fo:line-height="109%" fo:text-align="center" style:justify-single-word="false"/>
    </style:style>
    <style:style style:name="P21" style:family="paragraph" style:parent-style-name="Standard">
      <style:paragraph-properties fo:margin-top="0.146cm" fo:margin-bottom="0cm" style:contextual-spacing="false" fo:line-height="109%" fo:text-align="center" style:justify-single-word="false"/>
    </style:style>
    <style:style style:name="P22" style:family="paragraph" style:parent-style-name="Standard">
      <style:paragraph-properties fo:margin-top="0.123cm" fo:margin-bottom="0cm" style:contextual-spacing="false" fo:line-height="109%" fo:text-align="center" style:justify-single-word="false"/>
    </style:style>
    <style:style style:name="P23" style:family="paragraph" style:parent-style-name="Standard">
      <style:paragraph-properties fo:margin-top="0.102cm" fo:margin-bottom="0cm" style:contextual-spacing="false" fo:line-height="109%" fo:text-align="center" style:justify-single-word="false"/>
    </style:style>
    <style:style style:name="P24" style:family="paragraph" style:parent-style-name="Standard">
      <style:paragraph-properties fo:margin-top="0cm" fo:margin-bottom="0cm" style:contextual-spacing="false" fo:line-height="119%" fo:text-align="justify" style:justify-single-word="false" fo:text-indent="0.706cm" style:auto-text-indent="false"/>
    </style:style>
    <style:style style:name="P25" style:family="paragraph" style:parent-style-name="Standard">
      <style:paragraph-properties fo:margin-top="0.381cm" fo:margin-bottom="0cm" style:contextual-spacing="false" fo:line-height="119%" fo:text-align="justify" style:justify-single-word="false" fo:text-indent="0.706cm" style:auto-text-indent="false"/>
    </style:style>
    <style:style style:name="P26" style:family="paragraph" style:parent-style-name="Standard">
      <style:paragraph-properties fo:margin-top="0.028cm" fo:margin-bottom="0cm" style:contextual-spacing="false" fo:line-height="119%" fo:text-align="justify" style:justify-single-word="false" fo:text-indent="1.094cm" style:auto-text-indent="false"/>
    </style:style>
    <style:style style:name="P27" style:family="paragraph" style:parent-style-name="Standard">
      <style:paragraph-properties fo:margin-top="0.028cm" fo:margin-bottom="0cm" style:contextual-spacing="false" fo:line-height="119%" fo:text-align="justify" style:justify-single-word="false" fo:text-indent="1.164cm" style:auto-text-indent="false"/>
    </style:style>
    <style:style style:name="P28" style:family="paragraph" style:parent-style-name="Standard">
      <style:paragraph-properties fo:margin-top="0.09cm" fo:margin-bottom="0cm" style:contextual-spacing="false" fo:line-height="119%" fo:text-align="justify" style:justify-single-word="false" fo:text-indent="1.164cm" style:auto-text-indent="false"/>
    </style:style>
    <style:style style:name="P29" style:family="paragraph" style:parent-style-name="Standard">
      <style:paragraph-properties fo:margin-top="0.064cm" fo:margin-bottom="0cm" style:contextual-spacing="false" fo:line-height="119%" fo:text-align="justify" style:justify-single-word="false" fo:text-indent="1.164cm" style:auto-text-indent="false"/>
    </style:style>
    <style:style style:name="P30" style:family="paragraph" style:parent-style-name="Standard">
      <style:paragraph-properties fo:margin-top="0.042cm" fo:margin-bottom="0cm" style:contextual-spacing="false" fo:line-height="119%" fo:text-align="justify" style:justify-single-word="false" fo:text-indent="1.164cm" style:auto-text-indent="false"/>
    </style:style>
    <style:style style:name="P31" style:family="paragraph" style:parent-style-name="Standard">
      <style:paragraph-properties fo:margin-top="0.067cm" fo:margin-bottom="0cm" style:contextual-spacing="false" fo:line-height="119%" fo:text-align="justify" style:justify-single-word="false" fo:text-indent="1.164cm" style:auto-text-indent="false"/>
    </style:style>
    <style:style style:name="P32" style:family="paragraph" style:parent-style-name="Standard">
      <style:paragraph-properties fo:margin-top="0cm" fo:margin-bottom="0cm" style:contextual-spacing="false" fo:line-height="103%" fo:text-align="justify" style:justify-single-word="false" fo:text-indent="0.706cm" style:auto-text-indent="false"/>
    </style:style>
    <style:style style:name="P33" style:family="paragraph" style:parent-style-name="Standard">
      <style:paragraph-properties fo:margin-top="0cm" fo:margin-bottom="0cm" style:contextual-spacing="false" fo:line-height="103%" fo:text-align="justify" style:justify-single-word="false" fo:text-indent="1.164cm" style:auto-text-indent="false"/>
    </style:style>
    <style:style style:name="P34" style:family="paragraph" style:parent-style-name="Standard">
      <style:paragraph-properties fo:margin-top="0cm" fo:margin-bottom="0cm" style:contextual-spacing="false" fo:line-height="103%" fo:text-align="justify" style:justify-single-word="false" fo:text-indent="0.741cm" style:auto-text-indent="false"/>
    </style:style>
    <style:style style:name="P35" style:family="paragraph" style:parent-style-name="Standard">
      <style:paragraph-properties fo:margin-top="0cm" fo:margin-bottom="0cm" style:contextual-spacing="false" fo:line-height="95%" fo:text-align="justify" style:justify-single-word="false" fo:text-indent="1.164cm" style:auto-text-indent="false"/>
    </style:style>
    <style:style style:name="P36" style:family="paragraph" style:parent-style-name="Standard">
      <style:paragraph-properties fo:margin-top="0cm" fo:margin-bottom="0cm" style:contextual-spacing="false" fo:line-height="95%" fo:text-align="center" style:justify-single-word="false"/>
    </style:style>
    <style:style style:name="P37" style:family="paragraph" style:parent-style-name="Standard">
      <style:paragraph-properties fo:margin-left="1.094cm" fo:margin-right="0.035cm" fo:margin-top="0.122cm" fo:margin-bottom="0cm" style:contextual-spacing="false" fo:line-height="160%" fo:text-align="justify" style:justify-single-word="false" fo:text-indent="0cm" style:auto-text-indent="false"/>
    </style:style>
    <style:style style:name="P38" style:family="paragraph" style:parent-style-name="Standard">
      <style:paragraph-properties fo:line-height="120%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39" style:family="paragraph" style:parent-style-name="Standard">
      <style:paragraph-properties fo:margin-top="0.035cm" fo:margin-bottom="0cm" style:contextual-spacing="false" fo:line-height="111%" fo:text-align="justify" style:justify-single-word="false" fo:text-indent="0.035cm" style:auto-text-indent="false"/>
    </style:style>
    <style:style style:name="P40" style:family="paragraph" style:parent-style-name="Standard">
      <style:paragraph-properties fo:margin-top="0.034cm" fo:margin-bottom="0cm" style:contextual-spacing="false" fo:line-height="111%" fo:text-align="justify" style:justify-single-word="false" fo:text-indent="0.035cm" style:auto-text-indent="false"/>
    </style:style>
    <style:style style:name="P41" style:family="paragraph" style:parent-style-name="Standard">
      <style:paragraph-properties fo:margin-left="1.129cm" fo:margin-right="0.035cm" fo:margin-top="0.464cm" fo:margin-bottom="0cm" style:contextual-spacing="false" fo:line-height="117%" fo:text-align="justify" style:justify-single-word="false" fo:text-indent="0cm" style:auto-text-indent="false"/>
    </style:style>
    <style:style style:name="P42" style:family="paragraph" style:parent-style-name="Standard">
      <style:paragraph-properties fo:margin-top="0.106cm" fo:margin-bottom="0cm" style:contextual-spacing="false" fo:line-height="117%" fo:text-align="justify" style:justify-single-word="false" fo:text-indent="1.094cm" style:auto-text-indent="false"/>
    </style:style>
    <style:style style:name="P43" style:family="paragraph" style:parent-style-name="Standard">
      <style:paragraph-properties fo:margin-top="0.035cm" fo:margin-bottom="0cm" style:contextual-spacing="false" fo:line-height="126%" fo:text-align="justify" style:justify-single-word="false" fo:text-indent="0.176cm" style:auto-text-indent="false"/>
    </style:style>
    <style:style style:name="P44" style:family="paragraph" style:parent-style-name="Standard">
      <style:paragraph-properties fo:margin-top="0.035cm" fo:margin-bottom="0cm" style:contextual-spacing="false" fo:line-height="126%" fo:text-align="justify" style:justify-single-word="false" fo:text-indent="0.353cm" style:auto-text-indent="false"/>
    </style:style>
    <style:style style:name="P45" style:family="paragraph" style:parent-style-name="Standard">
      <style:paragraph-properties fo:margin-top="0.028cm" fo:margin-bottom="0cm" style:contextual-spacing="false" fo:line-height="119%" fo:text-align="justify" style:justify-single-word="false" fo:text-indent="1.164cm" style:auto-text-indent="false"/>
      <style:text-properties fo:background-color="#ffff00"/>
    </style:style>
    <style:style style:name="P46" style:family="paragraph" style:parent-style-name="Standard">
      <style:paragraph-properties fo:margin-top="0.134cm" fo:margin-bottom="0cm" style:contextual-spacing="false" fo:line-height="119%" fo:text-align="justify" style:justify-single-word="false" fo:text-indent="1.164cm" style:auto-text-indent="false"/>
      <style:text-properties fo:background-color="#ffff00"/>
    </style:style>
    <style:style style:name="P47" style:family="paragraph" style:parent-style-name="Standard">
      <style:paragraph-properties fo:margin-top="0.064cm" fo:margin-bottom="0cm" style:contextual-spacing="false" fo:line-height="119%" fo:text-align="justify" style:justify-single-word="false" fo:text-indent="1.164cm" style:auto-text-indent="false"/>
      <style:text-properties fo:background-color="#81d41a"/>
    </style:style>
    <style:style style:name="T1" style:family="text">
      <style:text-properties fo:color="#000000" loext:opacity="100%" style:font-name="Calibri" fo:font-size="18pt" fo:font-weight="bold" style:font-name-asian="Calibri1" style:font-size-asian="18pt" style:font-weight-asian="bold"/>
    </style:style>
    <style:style style:name="T2" style:family="text">
      <style:text-properties fo:color="#000000" loext:opacity="100%" style:font-name="Calibri" fo:font-size="18pt" style:font-name-asian="Calibri1" style:font-size-asian="18pt"/>
    </style:style>
    <style:style style:name="T3" style:family="text">
      <style:text-properties fo:color="#000000" loext:opacity="100%" style:font-name="Calibri" fo:font-size="11pt" fo:font-weight="bold" style:font-name-asian="Calibri1" style:font-size-asian="11pt" style:font-weight-asian="bold"/>
    </style:style>
    <style:style style:name="T4" style:family="text">
      <style:text-properties fo:color="#000000" loext:opacity="100%" style:font-name="Calibri" fo:font-size="11pt" style:font-name-asian="Calibri1" style:font-size-asian="11pt"/>
    </style:style>
    <style:style style:name="T5" style:family="text">
      <style:text-properties fo:color="#000000" loext:opacity="100%" style:font-name="Calibri" fo:font-size="11pt" style:font-name-asian="Calibri1" style:font-size-asian="11pt"/>
    </style:style>
    <style:style style:name="T6" style:family="text">
      <style:text-properties fo:color="#000000" loext:opacity="100%" style:font-name="Calibri" fo:font-size="11pt" officeooo:rsid="000f3c8e" style:font-name-asian="Calibri1" style:font-size-asian="11pt"/>
    </style:style>
    <style:style style:name="T7" style:family="text">
      <style:text-properties fo:color="#000000" loext:opacity="100%" style:font-name="Calibri" fo:font-size="11.5pt" fo:font-weight="bold" style:font-name-asian="Calibri1" style:font-size-asian="11.5pt" style:font-weight-asian="bold"/>
    </style:style>
    <style:style style:name="T8" style:family="text">
      <style:text-properties fo:color="#000000" loext:opacity="100%" style:font-name="SimSun" fo:font-size="10.5pt" style:font-name-asian="SimSun1" style:font-size-asian="10.5pt"/>
    </style:style>
    <style:style style:name="T9" style:family="text">
      <style:text-properties fo:color="#000000" loext:opacity="100%" style:font-name="SimSun" fo:font-size="6pt" style:font-name-asian="SimSun1" style:font-size-asian="6pt"/>
    </style:style>
    <style:style style:name="T10" style:family="text">
      <style:text-properties fo:font-size="18pt" style:font-size-asian="18pt"/>
    </style:style>
    <style:style style:name="T11" style:family="text">
      <style:text-properties fo:font-size="11pt" style:font-size-asian="11pt"/>
    </style:style>
    <style:style style:name="T12" style:family="text">
      <style:text-properties fo:font-size="11.5pt" style:font-size-asian="11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0"><text:span text:style-name="T1">Revisão sobre Árvore de Decisão-29/03/2025</text:span><text:span text:style-name="T1"/></text:p>
        <text:p text:style-name="P2" loext:marker-style-name="T8"/>
        <text:p text:style-name="P4" loext:marker-style-name="T11"><text:span text:style-name="T3">Parte 1:Questões Objetivas</text:span><text:span text:style-name="T3"/></text:p>
        <text:p text:style-name="P2" loext:marker-style-name="T8"/>
        <text:p text:style-name="P24" loext:marker-style-name="T11"><text:span text:style-name="T3">1.O que é uma árvore de decisão no contexto de aprendizado de máquina?</text:span><text:span text:style-name="T3"/></text:p>
        <text:p text:style-name="P26" loext:marker-style-name="T11"><text:span text:style-name="T4">a) Um modelo baseado em redes neurais profundas</text:span><text:span text:style-name="T4"/></text:p>
        <text:p text:style-name="P27" loext:marker-style-name="T11"><text:span text:style-name="T4">b) Um conjunto de regras probabilisticas</text:span><text:span text:style-name="T4"/></text:p>
        <text:p text:style-name="P45"><text:span text:style-name="T4">c) Uma estrutura hierárquica que realiza decisões com base em perguntas sobre os atributos</text:span></text:p>
        <text:p text:style-name="P26" loext:marker-style-name="T11"><text:span text:style-name="T4">d) Um algoritmo de clustering não supervisionado</text:span><text:span text:style-name="T4"/></text:p>
        <text:p text:style-name="P2" loext:marker-style-name="T8"/>
        <text:p text:style-name="P5" loext:marker-style-name="T11"><text:span text:style-name="T3">2. Qual das opções abaixo representa uma métrica comum para dividir nós em uma árvore de</text:span><text:span text:style-name="T4"> </text:span><text:span text:style-name="T3">decisāo?</text:span></text:p>
        <text:p text:style-name="P28" loext:marker-style-name="T11"><text:span text:style-name="T4">a) Média dos valores</text:span><text:span text:style-name="T4"/></text:p>
        <text:p text:style-name="P29" loext:marker-style-name="T11"><text:span text:style-name="T4">b) Gradiente descendente</text:span><text:span text:style-name="T4"/></text:p>
        <text:p text:style-name="P45"><text:span text:style-name="T4">c) Entropia e ganho de informacāo</text:span></text:p>
        <text:p text:style-name="P27" loext:marker-style-name="T11"><text:span text:style-name="T4">d)Correlacāo de Pearson</text:span><text:span text:style-name="T4"/></text:p>
        <text:p text:style-name="P2" loext:marker-style-name="T8"/>
        <text:p text:style-name="P32" loext:marker-style-name="T11"><text:span text:style-name="T3">3. O que é "overfitting" em uma árvore de decisāo?</text:span><text:span text:style-name="T3"/></text:p>
        <text:p text:style-name="P30" loext:marker-style-name="T11"><text:span text:style-name="T4">a) Quando o modelo não consegue capturar padrões dos dados</text:span><text:span text:style-name="T4"/></text:p>
        <text:p text:style-name="P27" loext:marker-style-name="T11"><text:span text:style-name="T4">b) Quando a árvore é muito simples para os dados</text:span><text:span text:style-name="T4"/></text:p>
        <text:p text:style-name="P45"><text:span text:style-name="T4">c) Quando a árvore memoriza os dados de treino e nāo generaliza bem</text:span></text:p>
        <text:p text:style-name="P27" loext:marker-style-name="T11"><text:span text:style-name="T4">d)Quando a árvore possui apenas um nivel</text:span><text:span text:style-name="T4"/></text:p>
        <text:p text:style-name="P25" loext:marker-style-name="T11"><text:span text:style-name="T3">4.Qual técnica é usada para reduzir o overfitting em árvores de decisāo?</text:span><text:span text:style-name="T3"/></text:p>
        <text:p text:style-name="P29" loext:marker-style-name="T11"><text:span text:style-name="T4">a) Aumento do número de atributos</text:span><text:span text:style-name="T4"/></text:p>
        <text:p text:style-name="P33" loext:marker-style-name="T11"><text:span text:style-name="T4">b)Regressāo linear</text:span><text:span text:style-name="T4"/></text:p>
        <text:p text:style-name="P46"><text:span text:style-name="T4">c) Pruning (poda)</text:span></text:p>
        <text:p text:style-name="P35" loext:marker-style-name="T11"><text:span text:style-name="T4">d) Clustering dos dados</text:span><text:span text:style-name="T4"/></text:p>
        <text:p text:style-name="P2" loext:marker-style-name="T8"/>
        <text:p text:style-name="P37" loext:marker-style-name="T11"><text:span text:style-name="T3">5.Em um problema de classificacão binária com uma árvore de decisão,qual seria a profundidade</text:span><text:span text:style-name="T4"> </text:span><text:span text:style-name="T3">minima para representar uma decisão perfeita com 4 atributos booleanos totalmente</text:span><text:span text:style-name="T4"> </text:span><text:span text:style-name="T3">deterministicos?</text:span></text:p>
        <text:p text:style-name="P31" loext:marker-style-name="T11"><text:span text:style-name="T4">a)1</text:span><text:span text:style-name="T4"/></text:p>
        <text:p text:style-name="P45"><text:soft-page-break/><text:span text:style-name="T4">b)2</text:span></text:p>
        <text:p text:style-name="P47"><text:span text:style-name="T4">c)4</text:span></text:p>
        <text:p text:style-name="P27" loext:marker-style-name="T11"><text:span text:style-name="T4">d)8</text:span><text:span text:style-name="T4"/></text:p>
      </text:section>
      <text:section text:style-name="Sect1" text:name="Seção1">
        <text:p text:style-name="P39" loext:marker-style-name="T12"><text:span text:style-name="T7">Parte 2: Perguntas Conceituais</text:span><text:span text:style-name="T7"/></text:p>
        <text:p text:style-name="P6" loext:marker-style-name="T11"><text:span text:style-name="T4">6.Explique o conceito de ganho </text:span><text:span text:style-name="T3">de</text:span><text:span text:style-name="T4"> </text:span><text:span text:style-name="T3">informacāo (Information</text:span><text:span text:style-name="T4"> Gain) e sua relacāo com a entropia.</text:span></text:p>
        <text:p text:style-name="P18" loext:marker-style-name="T11"><text:span text:style-name="T6">Resposta: é a redução esperada na entropia quando se conhece o valor do atributo A. </text:span></text:p>
        <text:p text:style-name="P7" loext:marker-style-name="T11"><text:span text:style-name="T3">7.O que é a métrica Gini Impurity e como ela é utilizada para a </text:span><text:span text:style-name="T4">construcão</text:span><text:span text:style-name="T3"> </text:span><text:span text:style-name="T4">de árvores de</text:span><text:span text:style-name="T3"> </text:span><text:span text:style-name="T4">decisāo?</text:span></text:p>
        <text:p text:style-name="P41" loext:marker-style-name="T11"><text:span text:style-name="T4">8.</text:span><text:span text:style-name="T3"> Compare as abordagens</text:span><text:span text:style-name="T4"> </text:span><text:span text:style-name="T3">ID3,C4,5</text:span><text:span text:style-name="T4"> </text:span><text:span text:style-name="T3">e CART para construcão de árvores.</text:span><text:span text:style-name="T4"> Quais</text:span><text:span text:style-name="T3"> </text:span><text:span text:style-name="T4">sāo</text:span><text:span text:style-name="T3"> </text:span><text:span text:style-name="T4">suas</text:span><text:span text:style-name="T3"> </text:span><text:span text:style-name="T4">diferencas principais?</text:span></text:p>
        <text:p text:style-name="P2" loext:marker-style-name="T8"/>
        <text:p text:style-name="P2" loext:marker-style-name="T8"/>
        <text:p text:style-name="P40" loext:marker-style-name="T12"><text:span text:style-name="T7">Parte 3:Questões Aplicadas</text:span><text:span text:style-name="T7"/></text:p>
        <text:p text:style-name="P2" loext:marker-style-name="T8"/>
        <text:p text:style-name="P34" loext:marker-style-name="T11"><text:span text:style-name="T3">9. Dado o seguinte conjunto de dados simplificado,calcule a entropia da variável alvo.</text:span><text:span text:style-name="T3"/></text:p>
        <text:p text:style-name="P2" loext:marker-style-name="T8"/>
        <text:p text:style-name="P3" loext:marker-style-name="T9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43" loext:marker-style-name="T11"><text:span text:style-name="T4">Clima</text:span><text:span text:style-name="T4"/></text:p>
            </table:table-cell>
            <table:table-cell table:style-name="Tabela1.A1" office:value-type="string">
              <text:p text:style-name="P44" loext:marker-style-name="T11"><text:span text:style-name="T4">Final de Semana</text:span><text:span text:style-name="T4"/></text:p>
            </table:table-cell>
            <table:table-cell table:style-name="Tabela1.A1" office:value-type="string">
              <text:p text:style-name="P36" loext:marker-style-name="T11"><text:span text:style-name="T4">Jogar?</text:span><text:span text:style-name="T4"/></text:p>
            </table:table-cell>
          </table:table-row>
          <table:table-row table:style-name="Tabela1.2">
            <table:table-cell table:style-name="Tabela1.A1" office:value-type="string">
              <text:p text:style-name="P8" loext:marker-style-name="T11"><text:span text:style-name="T4">Ensolarado</text:span><text:span text:style-name="T4"/></text:p>
            </table:table-cell>
            <table:table-cell table:style-name="Tabela1.A1" office:value-type="string">
              <text:p text:style-name="P12" loext:marker-style-name="T11"><text:span text:style-name="T4">Sim</text:span><text:span text:style-name="T4"/></text:p>
            </table:table-cell>
            <table:table-cell table:style-name="Tabela1.A1" office:value-type="string">
              <text:p text:style-name="P19" loext:marker-style-name="T11"><text:span text:style-name="T4">Nāo</text:span><text:span text:style-name="T4"/></text:p>
            </table:table-cell>
          </table:table-row>
          <table:table-row table:style-name="Tabela1.3">
            <table:table-cell table:style-name="Tabela1.A1" office:value-type="string">
              <text:p text:style-name="P9" loext:marker-style-name="T11"><text:span text:style-name="T4">Chuvoso</text:span><text:span text:style-name="T4"/></text:p>
            </table:table-cell>
            <table:table-cell table:style-name="Tabela1.A1" office:value-type="string">
              <text:p text:style-name="P16" loext:marker-style-name="T11"><text:span text:style-name="T4">Nāo</text:span><text:span text:style-name="T4"/></text:p>
            </table:table-cell>
            <table:table-cell table:style-name="Tabela1.A1" office:value-type="string">
              <text:p text:style-name="P20" loext:marker-style-name="T11"><text:span text:style-name="T4">Sim</text:span><text:span text:style-name="T4"/></text:p>
            </table:table-cell>
          </table:table-row>
          <table:table-row table:style-name="Tabela1.4">
            <table:table-cell table:style-name="Tabela1.A1" office:value-type="string">
              <text:p text:style-name="P13" loext:marker-style-name="T11"><text:span text:style-name="T4">Nublado</text:span><text:span text:style-name="T4"/></text:p>
            </table:table-cell>
            <table:table-cell table:style-name="Tabela1.A1" office:value-type="string">
              <text:p text:style-name="P13" loext:marker-style-name="T11"><text:span text:style-name="T4">Sim</text:span><text:span text:style-name="T4"/></text:p>
            </table:table-cell>
            <table:table-cell table:style-name="Tabela1.A1" office:value-type="string">
              <text:p text:style-name="P21" loext:marker-style-name="T11"><text:span text:style-name="T4">Sim</text:span><text:span text:style-name="T4"/></text:p>
            </table:table-cell>
          </table:table-row>
          <table:table-row table:style-name="Tabela1.4">
            <table:table-cell table:style-name="Tabela1.A1" office:value-type="string">
              <text:p text:style-name="P10" loext:marker-style-name="T11"><text:span text:style-name="T4">Ensolarado</text:span><text:span text:style-name="T4"/></text:p>
            </table:table-cell>
            <table:table-cell table:style-name="Tabela1.A1" office:value-type="string">
              <text:p text:style-name="P14" loext:marker-style-name="T11"><text:span text:style-name="T4">Nāo</text:span><text:span text:style-name="T4"/></text:p>
            </table:table-cell>
            <table:table-cell table:style-name="Tabela1.A1" office:value-type="string">
              <text:p text:style-name="P22" loext:marker-style-name="T11"><text:span text:style-name="T4">Sim</text:span><text:span text:style-name="T4"/></text:p>
            </table:table-cell>
          </table:table-row>
          <table:table-row table:style-name="Tabela1.1">
            <table:table-cell table:style-name="Tabela1.A1" office:value-type="string">
              <text:p text:style-name="P11" loext:marker-style-name="T11"><text:span text:style-name="T4">Chuvoso</text:span><text:span text:style-name="T4"/></text:p>
            </table:table-cell>
            <table:table-cell table:style-name="Tabela1.A1" office:value-type="string">
              <text:p text:style-name="P15" loext:marker-style-name="T11"><text:span text:style-name="T4">Sim</text:span><text:span text:style-name="T4"/></text:p>
            </table:table-cell>
            <table:table-cell table:style-name="Tabela1.A1" office:value-type="string">
              <text:p text:style-name="P23" loext:marker-style-name="T11"><text:span text:style-name="T4">Nāo</text:span><text:span text:style-name="T4"/></text:p>
            </table:table-cell>
          </table:table-row>
        </table:table>
        <text:p text:style-name="P2" loext:marker-style-name="T8"/>
        <text:p text:style-name="P17" loext:marker-style-name="T11"><text:span text:style-name="T3">10. Construa manualmente uma árvore de decisão binária a partir do dataset acima considerando o</text:span><text:span text:style-name="T3"/></text:p>
        <text:p text:style-name="P42" loext:marker-style-name="T11"><text:span text:style-name="T3">atributo com maior ganho de informacāo como raiz. Mostre o processo.</text:span><text:span text:style-name="T3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libri" fo:font-size="11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20%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MT1" style:family="text">
      <style:text-properties fo:color="#000000" loext:opacity="100%" style:font-name="Calibri" fo:font-size="18pt" style:font-name-asian="Calibri1" style:font-size-asian="18pt"/>
    </style:style>
    <style:page-layout style:name="Mpm1">
      <style:page-layout-properties fo:page-width="21.001cm" fo:page-height="29.7cm" style:num-format="1" style:print-orientation="portrait" fo:margin-top="1.693cm" fo:margin-bottom="5.08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3cm" fo:margin-left="0cm" fo:margin-right="0cm" fo:margin-bottom="1.59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2.54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odelos Descritivos</text:span></text:p>
      </style:header>
    </style:master-page>
    <style:master-page style:name="Converted1" style:page-layout-name="Mpm2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TSIG</meta:initial-creator>
    <dc:title>wordbuilder</dc:title>
    <dc:description>Intsig Word Converter</dc:description>
    <meta:editing-cycles>2</meta:editing-cycles>
    <dc:date>2025-03-29T15:49:10.077034811</dc:date>
    <meta:editing-duration>PT5H8M9S</meta:editing-duration>
    <meta:generator>LibreOffice/24.2.7.2$Linux_X86_64 LibreOffice_project/420$Build-2</meta:generator>
    <meta:document-statistic meta:table-count="1" meta:image-count="0" meta:object-count="0" meta:page-count="2" meta:paragraph-count="55" meta:word-count="329" meta:character-count="1991" meta:non-whitespace-character-count="1716"/>
  </office:meta>
</office:document-meta>
</file>